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nos" svg:font-family="Tinos"/>
    <style:font-face style:name="DejaVu Sans Mono" svg:font-family="DejaVu Sans Mono"/>
  </office:font-face-decls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style:text-position="33%"/>
    </style:style>
    <style:style style:family="text" style:name="T3" style:display-name="T3">
      <style:text-properties fo:color="#000000" style:font-name="Tinos" fo:font-size="12pt" fo:language="en" fo:country="US" fo:font-weight="normal"/>
    </style:style>
    <style:style style:family="text" style:name="T4" style:display-name="T4">
      <style:text-properties fo:color="#6a8759" style:font-name="DejaVu Sans Mono" fo:font-size="9pt"/>
    </style:style>
    <style:style style:family="paragraph" style:name="P5" style:display-name="P5" style:parent-style-name="Heading-2"/>
    <style:style style:family="paragraph" style:name="P6" style:display-name="P6" style:parent-style-name="Normal">
      <style:paragraph-properties fo:break-before="page"/>
      <style:text-properties fo:color="#009900"/>
    </style:style>
    <style:style style:family="paragraph" style:name="P7" style:display-name="P7" style:parent-style-name="Normal">
      <style:text-properties fo:color="#009900"/>
    </style:style>
    <style:style style:family="paragraph" style:name="P8" style:display-name="P8" style:parent-style-name="Text-body"/>
    <style:style style:family="paragraph" style:name="P9" style:display-name="P9" style:parent-style-name="Heading-3"/>
    <style:style style:family="paragraph" style:name="P10" style:display-name="P10" style:parent-style-name="Normal"/>
    <style:style style:family="paragraph" style:name="P1" style:display-name="P1">
      <style:paragraph-properties fo:break-before="page"/>
    </style:style>
    <style:style style:family="paragraph" style:name="P2" style:display-name="P2" style:parent-style-name="Heading-1"/>
    <style:style style:family="paragraph" style:name="P3" style:display-name="P3" style:parent-style-name="Gotovo"/>
    <style:style style:family="paragraph" style:name="P4" style:display-name="P4"/>
    <style:style style:family="section" style:name="Sect1" style:display-name="Sect1"/>
    <style:style style:family="table" style:name="Table1" style:display-name="Table1">
      <style:table-properties style:width="0.000000" table:align="margins" fo:margin-left="-0.0167in"/>
    </style:style>
    <style:style style:family="table-cell" style:name="Table1-col2-row10" style:display-name="Table1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0" style:display-name="Table1_col4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" style:display-name="Table1_col6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3" style:display-name="Table1_col6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7" style:display-name="Table1_col6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0" style:display-name="Table1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8" style:display-name="Table1_col6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9" style:display-name="Table1_col6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1" style:display-name="Table1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8" style:display-name="Table1_col5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9" style:display-name="Table1_col5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9" style:display-name="Table1_col3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9" style:display-name="Table1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0" style:display-name="Table1_col3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9" style:display-name="Table1_col4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7" style:display-name="Table1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8" style:display-name="Table1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0" style:display-name="Table1_col5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2" style:display-name="Table1_col6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4" style:display-name="Table1_col6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5" style:display-name="Table1_col6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6" style:display-name="Table1_col6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1" style:display-name="Table1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2" style:display-name="Table1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3" style:display-name="Table1_col5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4" style:display-name="Table1_col5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5" style:display-name="Table1_col5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6" style:display-name="Table1_col5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5-row7" style:display-name="Table1_col5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2" style:display-name="Table1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3" style:display-name="Table1_col4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4" style:display-name="Table1_col4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5" style:display-name="Table1_col4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6" style:display-name="Table1_col4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7" style:display-name="Table1_col4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4-row8" style:display-name="Table1_col4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4" style:display-name="Table1_col3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5" style:display-name="Table1_col3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6" style:display-name="Table1_col3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7" style:display-name="Table1_col3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8" style:display-name="Table1_col3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4" style:display-name="Table1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5" style:display-name="Table1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6" style:display-name="Table1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4" style:display-name="Table1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5" style:display-name="Table1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6" style:display-name="Table1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7" style:display-name="Table1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8" style:display-name="Table1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9" style:display-name="Table1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6-row10" style:display-name="Table1_col6_row10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</text:list-style>
  </office:automatic-styles>
  <office:body>
    <office:text>
      <text:section text:style-name="Sect1" text:name="Section1">
        <text:p text:style-name="P1"/>
        <text:h text:style-name="P2" text:outline-level="1">Теория</text:h>
        <text:p text:style-name="P3">Наследование — механизм, позволяющий описать <text:span text:style-name="T1">новый класс на основе уже существующего</text:span> (родительского), при этом свойства и функциональность родительского класса заимствуются новым классом.</text:p>
        <text:p text:style-name="P3">Полиморфи́зм — возможность объектов с одинаковой спецификацией иметь различную реализацию. </text:p>
        <text:p text:style-name="P3">Абстракция данных - разделение несущественных деталей реализации подпрограммы и характеристик существенных для корректного ее использования, которые выделяются в интерфейс.</text:p>
        <text:p text:style-name="P3"><text:span text:style-name="T1">Инкапсуляция</text:span> — свойство языка программирования, позволяющее пользователю не задумываться о сложности реализации используемого программного компонента, а взаимодействовать с ним посредством предоставляемого интерфейса (публичных методов и членов), а также объединить и защитить жизненно важные для компонента данные.</text:p>
        <text:p text:style-name="P3"><text:bookmark-start text:name="__DdeLink__369_2118825337"/><text:bookmark-start text:name="__DdeLink__371_2118825337"/>Обобщенные(generics) или параметризированные типы — классы, которые компилятор автоматически адаптирует для работы с определенными типами. <text:s/>ArrayList&lt;Shape&gt; shapes = new ArrayList&lt;Shape&gt;<text:bookmark-end text:name="__DdeLink__371_2118825337"/></text:p>
        <text:p text:style-name="P3">Места хранения данных:</text:p>
        <text:list text:style-name="L1">
          <text:list-item>
            <text:p text:style-name="P4">Регистры — данные хранятся в процессоре (в Java недоступно)</text:p>
            <text:list>
              <text:list-item>
                <text:p text:style-name="P4">Стек — данные хранятся в RAM, доступ с помощью указателя стека. Компилятор должен знать время жизни данных. В Java хранятся только вспомогательные данные(ссылки на объекты, примитивные типы), но не объекты.</text:p>
                <text:list>
                  <text:list-item>
                    <text:p text:style-name="P4">Куча — пул памяти общего назначения в RAM. </text:p>
                    <text:list>
                      <text:list-item>
                        <text:p text:style-name="P4">Постоянное хранилище — константы в коде или ROM на встроенных системах.</text:p>
                      </text:list-item>
                      <text:list-item>
                        <text:p text:style-name="P4">Внешнее хранилище — потоки, файлы на диске.</text:p>
                      </text:list-item>
                    </text:list>
                  </text:list-item>
                </text:list>
              </text:list-item>
            </text:list>
          </text:list-item>
        </text:list>
        <text:h text:style-name="P2" text:outline-level="1">Практика</text:h>
        <text:h text:style-name="P5" text:outline-level="2">Примитивные типы</text:h>
        <table:table table:name="Table1" table:style-name="Table1">
          <table:table-column/>
          <table:table-column/>
          <table:table-column/>
          <table:table-column/>
          <table:table-column/>
          <table:table-column/>
          <table:table-row>
            <table:table-cell table:style-name="Table1_col1_row1">
              <text:p text:style-name="P6"><text:bookmark-start text:name="__DdeLink__564_1973550130"/>Тип<text:bookmark-end text:name="__DdeLink__564_1973550130"/></text:p>
            </table:table-cell>
            <table:table-cell table:style-name="Table1_col2_row1">
              <text:p text:style-name="P7"><text:bookmark-start text:name="__DdeLink__566_1973550130"/>Размер в битах<text:bookmark-end text:name="__DdeLink__566_1973550130"/></text:p>
            </table:table-cell>
            <table:table-cell table:style-name="Table1_col3_row1">
              <text:p text:style-name="P7"><text:bookmark-start text:name="__DdeLink__568_1973550130"/>Минимум<text:bookmark-end text:name="__DdeLink__568_1973550130"/></text:p>
            </table:table-cell>
            <table:table-cell table:style-name="Table1_col4_row1">
              <text:p text:style-name="P7"><text:bookmark-start text:name="__DdeLink__570_1973550130"/>Максимум<text:bookmark-end text:name="__DdeLink__570_1973550130"/></text:p>
            </table:table-cell>
            <table:table-cell table:style-name="Table1_col5_row1">
              <text:p text:style-name="P7"><text:bookmark-start text:name="__DdeLink__572_1973550130"/>Тип упаковки<text:bookmark-end text:name="__DdeLink__572_1973550130"/></text:p>
            </table:table-cell>
            <table:table-cell table:style-name="Table1_col6_row1">
              <text:p text:style-name="P7"><text:bookmark-start text:name="__DdeLink__574_1973550130"/>Значение по умолчанию<text:bookmark-end text:name="__DdeLink__574_1973550130"/></text:p>
            </table:table-cell>
          </table:table-row>
          <table:table-row>
            <table:table-cell table:style-name="Table1_col1_row2">
              <text:p text:style-name="P7"><text:bookmark-start text:name="__DdeLink__582_1973550130"/><text:bookmark-start text:name="__DdeLink__576_1973550130"/>boolean (логическое значение)<text:bookmark-end text:name="__DdeLink__582_1973550130"/></text:p>
            </table:table-cell>
            <table:table-cell table:style-name="Table1_col2_row2">
              <text:p text:style-name="P7">-</text:p>
            </table:table-cell>
            <table:table-cell table:style-name="Table1_col3_row2">
              <text:p text:style-name="P7">-</text:p>
            </table:table-cell>
            <table:table-cell table:style-name="Table1_col4_row2">
              <text:p text:style-name="P7">-</text:p>
            </table:table-cell>
            <table:table-cell table:style-name="Table1_col5_row2">
              <text:p text:style-name="P7"><text:bookmark-start text:name="__DdeLink__580_1973550130"/>Boolean<text:bookmark-end text:name="__DdeLink__580_1973550130"/></text:p>
            </table:table-cell>
            <table:table-cell table:style-name="Table1_col6_row2">
              <text:p text:style-name="P7"><text:bookmark-start text:name="__DdeLink__578_1973550130"/>FALSE<text:bookmark-end text:name="__DdeLink__578_1973550130"/></text:p>
            </table:table-cell>
          </table:table-row>
          <table:table-row>
            <table:table-cell table:style-name="Table1_col1_row3">
              <text:p text:style-name="P7"><text:bookmark-start text:name="__DdeLink__584_1973550130"/>char (символьное значение)<text:bookmark-end text:name="__DdeLink__584_1973550130"/></text:p>
            </table:table-cell>
            <table:table-cell table:style-name="Table1_col2_row3">
              <text:p text:style-name="P7">16</text:p>
            </table:table-cell>
            <table:table-cell table:style-name="Table1_col3_row3">
              <text:p text:style-name="P7">Unicode 0</text:p>
            </table:table-cell>
            <table:table-cell table:style-name="Table1_col4_row3">
              <text:p text:style-name="P7"><text:bookmark-start text:name="__DdeLink__586_1973550130"/>Unicode 2<text:span text:style-name="T2">16</text:span>-1<text:bookmark-end text:name="__DdeLink__586_1973550130"/></text:p>
            </table:table-cell>
            <table:table-cell table:style-name="Table1_col5_row3">
              <text:p text:style-name="P7"><text:bookmark-start text:name="__DdeLink__589_1973550130"/>Character<text:bookmark-end text:name="__DdeLink__589_1973550130"/></text:p>
            </table:table-cell>
            <table:table-cell table:style-name="Table1_col6_row3">
              <text:p text:style-name="P7">'<text:bookmark-start text:name="__DdeLink__591_1973550130"/>\u000' (null)<text:bookmark-end text:name="__DdeLink__591_1973550130"/></text:p>
            </table:table-cell>
          </table:table-row>
          <table:table-row>
            <table:table-cell table:style-name="Table1_col1_row4">
              <text:p text:style-name="P7"><text:bookmark-start text:name="__DdeLink__595_1973550130"/>byte (байт)<text:bookmark-end text:name="__DdeLink__595_1973550130"/></text:p>
            </table:table-cell>
            <table:table-cell table:style-name="Table1_col2_row4">
              <text:p text:style-name="P7">8</text:p>
            </table:table-cell>
            <table:table-cell table:style-name="Table1_col3_row4">
              <text:p text:style-name="P7">-128</text:p>
            </table:table-cell>
            <table:table-cell table:style-name="Table1_col4_row4">
              <text:p text:style-name="P7">128</text:p>
            </table:table-cell>
            <table:table-cell table:style-name="Table1_col5_row4">
              <text:p text:style-name="P7">Byte</text:p>
            </table:table-cell>
            <table:table-cell table:style-name="Table1_col6_row4">
              <text:p text:style-name="P7">0</text:p>
            </table:table-cell>
          </table:table-row>
          <table:table-row>
            <table:table-cell table:style-name="Table1_col1_row5">
              <text:p text:style-name="P7"><text:bookmark-start text:name="__DdeLink__597_1973550130"/>short (короткое целое)<text:bookmark-end text:name="__DdeLink__597_1973550130"/></text:p>
            </table:table-cell>
            <table:table-cell table:style-name="Table1_col2_row5">
              <text:p text:style-name="P7">16</text:p>
            </table:table-cell>
            <table:table-cell table:style-name="Table1_col3_row5">
              <text:p text:style-name="P7">-2<text:span text:style-name="T2">15</text:span></text:p>
            </table:table-cell>
            <table:table-cell table:style-name="Table1_col4_row5">
              <text:p text:style-name="P7">+2<text:span text:style-name="T2">15</text:span> - 1</text:p>
            </table:table-cell>
            <table:table-cell table:style-name="Table1_col5_row5">
              <text:p text:style-name="P7"><text:bookmark-start text:name="__DdeLink__599_1973550130"/>Short<text:bookmark-end text:name="__DdeLink__599_1973550130"/></text:p>
            </table:table-cell>
            <table:table-cell table:style-name="Table1_col6_row5">
              <text:p text:style-name="P7">0</text:p>
            </table:table-cell>
          </table:table-row>
          <table:table-row>
            <table:table-cell table:style-name="Table1_col1_row6">
              <text:p text:style-name="P7"><text:bookmark-start text:name="__DdeLink__601_1973550130"/>int (целое)<text:bookmark-end text:name="__DdeLink__601_1973550130"/></text:p>
            </table:table-cell>
            <table:table-cell table:style-name="Table1_col2_row6">
              <text:p text:style-name="P7">32</text:p>
            </table:table-cell>
            <table:table-cell table:style-name="Table1_col3_row6">
              <text:p text:style-name="P7">-2<text:span text:style-name="T2">31</text:span></text:p>
            </table:table-cell>
            <table:table-cell table:style-name="Table1_col4_row6">
              <text:p text:style-name="P7">+2<text:span text:style-name="T2">31</text:span> - 1</text:p>
            </table:table-cell>
            <table:table-cell table:style-name="Table1_col5_row6">
              <text:p text:style-name="P7">Integer</text:p>
            </table:table-cell>
            <table:table-cell table:style-name="Table1_col6_row6">
              <text:p text:style-name="P7">0</text:p>
            </table:table-cell>
          </table:table-row>
          <table:table-row>
            <table:table-cell table:style-name="Table1_col1_row7">
              <text:p text:style-name="P7">long (длинное целое)</text:p>
            </table:table-cell>
            <table:table-cell table:style-name="Table1_col2_row7">
              <text:p text:style-name="P7">64</text:p>
            </table:table-cell>
            <table:table-cell table:style-name="Table1_col3_row7">
              <text:p text:style-name="P7">-2<text:span text:style-name="T2">63</text:span></text:p>
            </table:table-cell>
            <table:table-cell table:style-name="Table1_col4_row7">
              <text:p text:style-name="P7">+2<text:span text:style-name="T2">63</text:span> - 1</text:p>
            </table:table-cell>
            <table:table-cell table:style-name="Table1_col5_row7">
              <text:p text:style-name="P7">Long</text:p>
            </table:table-cell>
            <table:table-cell table:style-name="Table1_col6_row7">
              <text:p text:style-name="P7">0L</text:p>
            </table:table-cell>
          </table:table-row>
          <table:table-row>
            <table:table-cell table:style-name="Table1_col1_row8">
              <text:p text:style-name="P7"><text:bookmark-start text:name="__DdeLink__603_1973550130"/>float (число с плавающей запятой)<text:bookmark-end text:name="__DdeLink__603_1973550130"/></text:p>
            </table:table-cell>
            <table:table-cell table:style-name="Table1_col2_row8">
              <text:p text:style-name="P7">32</text:p>
            </table:table-cell>
            <table:table-cell table:style-name="Table1_col3_row8">
              <text:p text:style-name="P7"><text:bookmark-start text:name="__DdeLink__605_1973550130"/>IEEE754<text:bookmark-end text:name="__DdeLink__605_1973550130"/></text:p>
            </table:table-cell>
            <table:table-cell table:style-name="Table1_col4_row8">
              <text:p text:style-name="P7"><text:bookmark-start text:name="__DdeLink__607_1973550130"/>IEEE754<text:bookmark-end text:name="__DdeLink__607_1973550130"/></text:p>
            </table:table-cell>
            <table:table-cell table:style-name="Table1_col5_row8">
              <text:p text:style-name="P7">Float</text:p>
            </table:table-cell>
            <table:table-cell table:style-name="Table1_col6_row8">
              <text:p text:style-name="P7">0.0f</text:p>
            </table:table-cell>
          </table:table-row>
          <table:table-row>
            <table:table-cell table:style-name="Table1_col1_row9">
              <text:p text:style-name="P7"><text:bookmark-start text:name="__DdeLink__610_1973550130"/>double (число с повышенной точностью)<text:bookmark-end text:name="__DdeLink__610_1973550130"/></text:p>
            </table:table-cell>
            <table:table-cell table:style-name="Table1_col2_row9">
              <text:p text:style-name="P7">64</text:p>
            </table:table-cell>
            <table:table-cell table:style-name="Table1_col3_row9">
              <text:p text:style-name="P7">IEEE754</text:p>
            </table:table-cell>
            <table:table-cell table:style-name="Table1_col4_row9">
              <text:p text:style-name="P7">IEEE754</text:p>
            </table:table-cell>
            <table:table-cell table:style-name="Table1_col5_row9">
              <text:p text:style-name="P7">Double</text:p>
            </table:table-cell>
            <table:table-cell table:style-name="Table1_col6_row9">
              <text:p text:style-name="P7">0.0d</text:p>
            </table:table-cell>
          </table:table-row>
          <table:table-row>
            <table:table-cell table:style-name="Table1_col1_row10">
              <text:p text:style-name="P7">Void (пустое значение</text:p>
            </table:table-cell>
            <table:table-cell table:style-name="Table1_col2_row10">
              <text:p text:style-name="P7">-</text:p>
            </table:table-cell>
            <table:table-cell table:style-name="Table1_col3_row10">
              <text:p text:style-name="P7">-</text:p>
            </table:table-cell>
            <table:table-cell table:style-name="Table1_col4_row10">
              <text:p text:style-name="P7">-</text:p>
            </table:table-cell>
            <table:table-cell table:style-name="Table1_col5_row10">
              <text:p text:style-name="P7">Void</text:p>
            </table:table-cell>
            <table:table-cell table:style-name="Table1_col6_row10">
              <text:p text:style-name="P7"/>
            </table:table-cell>
          </table:table-row>
        </table:table>
        <text:p text:style-name="P8"><text:bookmark-start text:name="__DdeLink__562_1973550130"/><text:bookmark-start text:name="__DdeLink__612_1973550130"/>Дополнительные классы без соответствующих примитивных типов<text:bookmark-end text:name="__DdeLink__612_1973550130"/></text:p>
        <text:p text:style-name="P3">BigInteger — целое число для операций повышенной точности</text:p>
        <text:p text:style-name="P3">BigDecimal — число с фиксированной запятой для операций повышенной точности</text:p>
        <text:p text:style-name="P3"><text:bookmark-start text:name="__DdeLink__1203_947373597"/>final — ключевое слово, обозначающее константу примитивного типа. Значение присваивается во время определения.<text:bookmark-end text:name="__DdeLink__1203_947373597"/></text:p>
        <text:p text:style-name="P3"><text:bookmark-start text:name="__DdeLink__1254_980414487"/>Static — данные, существующие в единственном экземпляре, константы<text:bookmark-end text:name="__DdeLink__1254_980414487"/></text:p>
        <text:p text:style-name="P3">Поле с ключевыми словами final static существует в единственном экземпляре и не может быть изменено.</text:p>
        <text:h text:style-name="P5" text:outline-level="2">Синтаксис классов и методов</text:h>
        <text:h text:style-name="P9" text:outline-level="3"><text:bookmark-start text:name="__DdeLink__1067_1734086753"/><text:bookmark-start text:name="__DdeLink__1077_1734086753"/>Базовые вещи<text:bookmark-end text:name="__DdeLink__1067_1734086753"/> </text:h>
        <text:p text:style-name="P3"><text:bookmark-start text:name="__DdeLink__1065_1734086753"/>Объявление класса: <text:s/>class имя{}<text:bookmark-end text:name="__DdeLink__1065_1734086753"/></text:p>
        <text:p text:style-name="P3">Создание объекта имяКласса имяОбъекта = new имяКласса();</text:p>
        <text:p text:style-name="P8"><text:bookmark-start text:name="__DdeLink__1205_947373597"/>Создание нескольких объектов: <text:s/>имяКласса имяОбъекта = new имяКласса(),<text:bookmark-end text:name="__DdeLink__1205_947373597"/></text:p>
        <text:p text:style-name="P8">имяОбъекта = new имяКласса(), имяОбъекта = new имяКласса();</text:p>
        <text:p text:style-name="P3"><text:bookmark-start text:name="__DdeLink__598_918295005"/>Объявление метода: возвращаемыйТип ИмяМетода(список аргументов){тело метода}<text:bookmark-end text:name="__DdeLink__598_918295005"/></text:p>
        <text:p text:style-name="P3"><text:bookmark-start text:name="__DdeLink__600_918295005"/>Вызов метода объекта: имяОбъекта.имяМетода(значения аргументов) <text:bookmark-end text:name="__DdeLink__600_918295005"/></text:p>
        <text:p text:style-name="P3"><text:bookmark-start text:name="__DdeLink__602_918295005"/>Доступ к полю класса: <text:s text:c="2"/>имяОбъекта.переменная<text:bookmark-end text:name="__DdeLink__602_918295005"/></text:p>
        <text:p text:style-name="P3"><text:bookmark-start text:name="__DdeLink__604_918295005"/>Метод возвращает значение с помощью return. Если нет то возвращаемый тип void<text:bookmark-end text:name="__DdeLink__604_918295005"/></text:p>
        <text:p text:style-name="P3"><text:bookmark-start text:name="__DdeLink__606_918295005"/>Static — данные или методы не привязаны к определенному экземпляру класса. Для них не существует ссылки this. Можно вызывать, даже если не создано ни одного объекта: имяКласса.статическиеДанные<text:bookmark-end text:name="__DdeLink__1065_1734086753"/></text:p>
        <text:p text:style-name="P3"><text:bookmark-start text:name="__DdeLink__1207_947373597"/>Super — суперкласс, от которого наследует текущий класс<text:bookmark-end text:name="__DdeLink__1207_947373597"/></text:p>
        <text:p text:style-name="P3">try { … } защищенная секция для обработки исключений. Код в секции finally { } обрабатывается независимо от того, как прошла обработка исключений.</text:p>
        <text:p text:style-name="P3">Восходящее преобразование типов — преобразование ссылки </text:p>
        <text:p text:style-name="P3">final означает что ссылка связана с объектом и не может быть изменена.</text:p>
        <text:p text:style-name="P3"><text:bookmark-start text:name="__DdeLink__1258_980414487"/>Присоединение вызова метода и тела метода называется связыванием.<text:bookmark-end text:name="__DdeLink__1258_980414487"/></text:p>
        <text:p text:style-name="P3">Раннее связывание — при компиляции. Позднее связывание или полиморфизм или динамическое связывание - при выполнении. В Java — позднее привязывание, кроме final и private. При позднем связывании восходящее преобразование объекта оставляет методы производного класса.</text:p>
        <text:p text:style-name="P3">Абстрактный класс <text:s/>- базовый класс, определяющий общность производных классов. Нельзя создать объект принадлежащий абстрактному классу. abstract class имяКласса { <text:s text:c="2"/>}</text:p>
        <text:p text:style-name="P3">Абстрактный метод состоит только из объявления. abstract void имяМетода()</text:p>
        <text:p text:style-name="P3">Интерфейс — абстрактный класс, содержащий имена методов и статические финальные поля. Является протоколом взаимодействия между классами. interface — создание интерфеса. implements — создание класса с данным интерфейсом.Через запятую можно добавить несколько интерфейсов.</text:p>
        <text:p text:style-name="P3">Для интерфейсов доступно наследование.</text:p>
        <text:h text:style-name="P9" text:outline-level="3"><text:bookmark-start text:name="__DdeLink__1069_1734086753"/>Инициализация и завершение<text:bookmark-end text:name="__DdeLink__1069_1734086753"/></text:h>
        <text:p text:style-name="P3"><text:bookmark-start text:name="__DdeLink__1178_1734086753"/>Конструктор — метод инициализации объекта. Имя конструктора совпадает с именем класса. <text:bookmark-end text:name="__DdeLink__1178_1734086753"/></text:p>
        <text:p text:style-name="P3">new класс() сразу запускает конструктор</text:p>
        <text:p text:style-name="P3">Конструктор без аргументов — конструктор по умолчанию.</text:p>
        <text:p text:style-name="P3">Передача аргумента конструктору: класс объект = new класс(аргументы)</text:p>
        <text:p text:style-name="P3"><text:bookmark-start text:name="__DdeLink__1211_947373597"/>В коде инициализация переменных может быть в любом месте, при исполнении переменные инициализируются в начале, до выполнения любых методов.<text:bookmark-end text:name="__DdeLink__1211_947373597"/></text:p>
        <text:p text:style-name="P3">Статический блок — блок для инициализации статических объектов:</text:p>
        <text:p text:style-name="P3">static { … } <text:s/>Выполняется при первом создании объекта класса или при первом обращении к статическим членам этого класса.</text:p>
        <text:p text:style-name="P3">Внутри класса очередность инициализации определяется порядком следования переменных объявленных в классе. Определения могут быть разбросаны по разным определениям методов, но в любом случае переменные инициализируются перед вызовом любого метода, даже конструктора.</text:p>
        <text:p text:style-name="P3">{ <text:s text:c="2"/>} <text:s text:c="2"/>- инициализация нестатических данных. Такой синтаксис необходим для инициализации анонимных внутренних классов, а так же гарантирует, что некоторые операции будут выполнены до независимо от того, какой конструктор будет вызван.</text:p>
        <text:p text:style-name="P3"/>
        <text:h text:style-name="P9" text:outline-level="3"><text:bookmark-start text:name="__DdeLink__1071_1734086753"/>Перегрузка методов<text:bookmark-end text:name="__DdeLink__1071_1734086753"/></text:h>
        <text:p text:style-name="P3"><text:bookmark-start text:name="__DdeLink__1180_1734086753"/>Можно иметь в классе несколько конструкторов, которые будут различаться по типу аргументов<text:bookmark-end text:name="__DdeLink__1180_1734086753"/></text:p>
        <text:h text:style-name="P9" text:outline-level="3"><text:bookmark-start text:name="__DdeLink__1073_1734086753"/>This<text:bookmark-end text:name="__DdeLink__1073_1734086753"/>, new</text:h>
        <text:p text:style-name="P3"><text:bookmark-start text:name="__DdeLink__1182_1734086753"/>Ссылка на текущий объект. Может использоваться в связке с командой return для возврата ссылки на объект. Может использоваться для ссылки на текущий объект в методе, внешнем по отношению <text:s/>к объекту. (стр 153 Философия Java)<text:bookmark-end text:name="__DdeLink__1182_1734086753"/></text:p>
        <text:p text:style-name="P3">При вызове одного конструктора из другого this(аргументы) вызывает конструктор с соответствующими аргументами. Вызвать таким способом можно только один конструктор и вызов должен быть первой исполняемой операцией.</text:p>
        <text:p text:style-name="P3">Ссылка на поле данных класса: this.поле</text:p>
        <text:p text:style-name="P8">Объект.new внутренний_класс() <text:s/>- создать объект внутреннего класса</text:p>
        <text:p text:style-name="P8">Объект_внешнего_класса.this <text:s/>- ссылка на объект внешнего класса</text:p>
        <text:h text:style-name="P9" text:outline-level="3"><text:bookmark-start text:name="__DdeLink__1075_1734086753"/>Finalize()<text:bookmark-end text:name="__DdeLink__1075_1734086753"/></text:h>
        <text:p text:style-name="P3"><text:bookmark-start text:name="__DdeLink__1184_1734086753"/>Finalize() - метод, запускаемый уборщиком мусора перед <text:s/>стиранием объекта. Определяется в теле класса. Может использоваться для проверки условия готовности объекта — можно ли стирать объект, все ли его части должным образом закрыты (стр161 Философия Java).<text:bookmark-end text:name="__DdeLink__1184_1734086753"/></text:p>
        <text:h text:style-name="P9" text:outline-level="3">Перечисления</text:h>
        <text:p text:style-name="P3"><text:bookmark-start text:name="__DdeLink__1213_947373597"/>Перечисления — это классы со своими методами и возможностью добавления новых.<text:bookmark-end text:name="__DdeLink__1213_947373597"/></text:p>
        <text:p text:style-name="P3">public enum имяПеречисления{ОДИН, ДВА, ТРИ} <text:s text:c="3"/>(набор констант, пишутся прописными буквами, отдельные слова в одной константе разделяются пробелами)</text:p>
        <text:p text:style-name="P3">Ссылка на перечисляемый тип — имяПеречисления.Константа <text:s/>(Spiciness howHot = Spiciness.MEDIUM;)</text:p>
        <text:p text:style-name="P3">Методы: перечисление.values() возвращает массив констант, <text:s/>константа.ordinal() возвращает порядковый номер константы</text:p>
        <text:h text:style-name="P9" text:outline-level="3">Повторное использование классов</text:h>
        <text:p text:style-name="P3">===Наследование===</text:p>
        <text:p text:style-name="P3">Базовый родительский или суперкласс =&gt; произвольный, унаследованный дочерний класс или субкласс.</text:p>
        <text:p text:style-name="P3">Расширение — добавление новых методов в базовый класс.</text:p>
        <text:p text:style-name="P3">Переопределение — изменение поведения уже существующих объектов.</text:p>
        <text:p text:style-name="P3">class производныйИмя extends { <text:s text:c="3"/>} </text:p>
        <text:p text:style-name="P3">===Композиция===</text:p>
        <text:p text:style-name="P3">Ссылка на внедряемый объект включается в класс</text:p>
        <text:p text:style-name="P3">===Делегирование===</text:p>
        <text:p text:style-name="P3">Промежуточное место между наследованием и композицией. Экземпляр существующего класса включается в создаваемый класс. а все объекты базового класса становятся доступными в новом классе.</text:p>
        <text:p text:style-name="P3">Делегирование методов: делегированныйМетод(){объектБазовогоКласса.делегированныйМетод(){}}</text:p>
        <text:p text:style-name="P3">Восходящее преобразование типов — преобразование ссылки на объект субкласса на ссылку на объект суперкласса.</text:p>
        <text:h text:style-name="P9" text:outline-level="3">Спецификаторы доступа</text:h>
        <text:p text:style-name="P3">По умолчанию — в пределах пакета. Классы в одном каталоге имеют к друг друг доступ по умолчанию.</text:p>
        <text:p text:style-name="P3">Public — доступ для всех</text:p>
        <text:p text:style-name="P3">Private — доступ только в рамках одного класса</text:p>
        <text:p text:style-name="P3">Protected — доступ к данным базового класса для наследующих классов</text:p>
        <text:p text:style-name="P3">Контроль над доступом — сокрытие реализации. Помещение данных и методов в комбинации с сокрытием реализации — инкапсуляция. В каждом компилируемом модуле может существовать только один публичный класс или ни одного. Имя открытого класса должно точно повторять имя файла, в котором содержится компилируемый модуль.</text:p>
        <text:h text:style-name="P5" text:outline-level="2">Библиотечные объекты и методы</text:h>
        <text:p text:style-name="P3"><text:bookmark-start text:name="__DdeLink__608_918295005"/>Создание генератора начальных значений:<text:bookmark-end text:name="__DdeLink__608_918295005"/></text:p>
        <text:p text:style-name="P3">Random "объект" = new Random("начальное число") . С начальным числом результаты предсказуемые. </text:p>
        <text:p text:style-name="P3">Метод <text:s/>генерации случайного <text:s/>числа int: </text:p>
        <text:p text:style-name="P3">"объект".nextInt("верхнее значение") + "добавить к результату до нижнего значения".</text:p>
        <text:p text:style-name="P3">Так же методы nextLong(), nextFloat(), nextDouble().</text:p>
        <text:p text:style-name="P3">Сравнение содержимого объектов equals: </text:p>
        <text:p text:style-name="P3">n1.equals(n2)</text:p>
        <text:p text:style-name="P3">Округление: </text:p>
        <text:p text:style-name="P3">Math.round(значение)</text:p>
        <text:h text:style-name="P5" text:outline-level="2">Литераторы и экспоненциальная запись</text:h>
        <text:p text:style-name="P3"><text:bookmark-start text:name="__DdeLink__610_918295005"/>int i1 = 0x2f шестнадцатиричное, нижний регистр<text:bookmark-end text:name="__DdeLink__610_918295005"/></text:p>
        <text:p text:style-name="P3">int i2 = 0x2F шестнадцатиричное, верхний регистр</text:p>
        <text:p text:style-name="P3">int i3 = 0177 восьмиричное</text:p>
        <text:p text:style-name="P3">char c = 0xfff <text:s/>максимальное шестнадцатиричное значение char</text:p>
        <text:p text:style-name="P3">byte b = 0x7f <text:s/>максимальное шестнадцатиричное значение byte</text:p>
        <text:p text:style-name="P3">short s = 0x7f <text:s/>максимальное шестнадцатиричное значение short</text:p>
        <text:p text:style-name="P3">long l1 = 1l или 1L</text:p>
        <text:p text:style-name="P3">float f1 = 1f или 1F</text:p>
        <text:p text:style-name="P3">double d1 = 1d или 1D</text:p>
        <text:p text:style-name="P3">1.39e-43f == 1.39x10<text:span text:style-name="T2">-43 <text:s/></text:span>экспоненциальная запись</text:p>
        <text:h text:style-name="P5" text:outline-level="2">Внутренние классы</text:h>
        <text:p text:style-name="P8">Ссылка на внутренний класс: ИмяВнешнегоКласса.ИмяВнутреннегоКласса .</text:p>
        <text:p text:style-name="P8">Ссылка на объект внешнего класса: ИмяВнешнегоКласса.this .</text:p>
        <text:p text:style-name="P8">Создание объекта внутреннего класса: ВнешнийКласс.ВнутреннийКласс объект = ОбъектВнешнегоКласса.new ВнутреннийКласс();</text:p>
        <text:p text:style-name="P8">Анонимный внутренний класс: Класс метод(Определение аргумента){return new <text:span text:style-name="T3">Класс(аргумент){ОпределениеКласса};</text:span>}</text:p>
        <text:p text:style-name="P8">Замыкание - внутрений объект, сохраняющий информацию о контесте, в котором он создан.</text:p>
        <text:p text:style-name="P8"/>
        <text:h text:style-name="P9" text:outline-level="3"/>
        <text:h text:style-name="P9" text:outline-level="3"/>
        <text:h text:style-name="P5" text:outline-level="2">Операторы</text:h>
        <text:h text:style-name="P9" text:outline-level="3"><text:bookmark-start text:name="__DdeLink__612_918295005"/>Присваивание<text:bookmark-end text:name="__DdeLink__612_918295005"/></text:h>
        <text:p text:style-name="P3"><text:bookmark-start text:name="__DdeLink__638_918295005"/>a = b присваивание<text:bookmark-end text:name="__DdeLink__638_918295005"/></text:p>
        <text:p text:style-name="P3">Синонимия - объект присваивается другому объекту того же класса, они оба становятся ссылками на один объект (значения меняются синхронно)</text:p>
        <text:h text:style-name="P9" text:outline-level="3"><text:bookmark-start text:name="__DdeLink__614_918295005"/>Математические операторы<text:bookmark-end text:name="__DdeLink__614_918295005"/>.</text:h>
        <text:p text:style-name="P3"><text:bookmark-start text:name="__DdeLink__640_918295005"/>+ плюс, <text:s/>- минус, * умножить, <text:s/>/ деление нацело с усечением, % остаток от деления.<text:bookmark-end text:name="__DdeLink__640_918295005"/></text:p>
        <text:p text:style-name="P3">операция с присвоением (x+=y)==(x=x+y) и т. д.</text:p>
        <text:p text:style-name="P3">унитарные минус и плюс -a <text:s/>+a</text:p>
        <text:p text:style-name="P3">Автоувеличение и автоуменьшение i++ i-- (постфиксная — сначала выдается исходное значение, потом результат), <text:s/>++i <text:s/>--i (префиксная сразу результат)</text:p>
        <text:h text:style-name="P9" text:outline-level="3"><text:bookmark-start text:name="__DdeLink__616_918295005"/>Операторы сравнения<text:bookmark-end text:name="__DdeLink__616_918295005"/></text:h>
        <text:p text:style-name="P3"><text:bookmark-start text:name="__DdeLink__642_918295005"/>"меньше чем" &lt; , "больше чем" &gt; , "меньше чем или равно" &lt;= , "больше чем или равно" &gt;= , "равно" ==, "не равно" !=. Для boolean только два последних.<text:bookmark-end text:name="__DdeLink__642_918295005"/></text:p>
        <text:p text:style-name="P3">Если сравниваются объекты, сравниваются ссылки а не содержимое: Integer n1 =47; Integer n2 = 47; i != x; так как это ссылки на разные объекты. Для сравнения содержимого объектов использовать метод equals() <text:s/></text:p>
        <text:h text:style-name="P9" text:outline-level="3"><text:bookmark-start text:name="__DdeLink__618_918295005"/>Логические операторы<text:bookmark-end text:name="__DdeLink__618_918295005"/></text:h>
        <text:p text:style-name="P3"><text:bookmark-start text:name="__DdeLink__644_918295005"/>могут использовать ускоренное вычисление (не вычислять операторы, от которых не зависит конечный результат) <text:bookmark-end text:name="__DdeLink__644_918295005"/></text:p>
        <text:p text:style-name="P3">&amp;&amp; И true если оба аргумента true</text:p>
        <text:p text:style-name="P3">|| ИЛИ true если один из аргументов true </text:p>
        <text:p text:style-name="P3">! НЕ меняет результат на противоположный</text:p>
        <text:h text:style-name="P9" text:outline-level="3"><text:bookmark-start text:name="__DdeLink__620_918295005"/>Поразрядные операторы<text:bookmark-end text:name="__DdeLink__620_918295005"/></text:h>
        <text:p text:style-name="P3"><text:bookmark-start text:name="__DdeLink__646_918295005"/>манипулируют битами в целочисленных примитивных типах данных<text:bookmark-end text:name="__DdeLink__646_918295005"/></text:p>
        <text:p text:style-name="P3">&amp; И 1 если оба бита 1</text:p>
        <text:p text:style-name="P3">| ИЛИ 1 если один из битов 1 </text:p>
        <text:p text:style-name="P3">^ XOR исключающее или 1 если один бит 1 а другой 0</text:p>
        <text:p text:style-name="P3">~ НЕ <text:s/>меняет бит на противоположный</text:p>
        <text:p text:style-name="P3">&amp;= <text:s/>|= <text:s/>^= <text:s text:c="2"/>сравнивание с присваиванием</text:p>
        <text:h text:style-name="P9" text:outline-level="3"><text:bookmark-start text:name="__DdeLink__622_918295005"/>Операторы сдвига<text:bookmark-end text:name="__DdeLink__622_918295005"/></text:h>
        <text:p text:style-name="P3"><text:bookmark-start text:name="__DdeLink__648_918295005"/>манипулируют битами в целочисленных примитивных типах данных<text:bookmark-end text:name="__DdeLink__648_918295005"/></text:p>
        <text:p text:style-name="P3">&gt;&gt; оператор сдвига вправо сдвигает вправо операунд находящийся слева от оператора на количество битов, указанных после оператора</text:p>
        <text:p text:style-name="P3">&lt;&lt; оператор сдвига вправо сдвигает влево операунд находящийся слева от оператора на количество битов, указанных после оператора</text:p>
        <text:p text:style-name="P3">&lt;&lt; и &gt;&gt; <text:s/>осуществляют заполнение знаком — при положительном значении биты заполняются единицами, при отрицательном нулями</text:p>
        <text:p text:style-name="P3">&gt;&gt;&gt; беззнаковый <text:s/>сдвиг вправо — биты заполняются нулями</text:p>
        <text:p text:style-name="P3">&lt;&lt;= <text:s text:c="2"/>&gt;&gt; = <text:s/>сдвиг с присваиванием. &gt;&gt;&gt;= результат некорректный </text:p>
        <text:h text:style-name="P9" text:outline-level="3"><text:bookmark-start text:name="__DdeLink__624_918295005"/>Операторы приведения<text:bookmark-end text:name="__DdeLink__624_918295005"/></text:h>
        <text:p text:style-name="P3"><text:bookmark-start text:name="__DdeLink__652_918295005"/>(int)значение <text:s text:c="3"/>(long)значение <text:s text:c="3"/>(float)значение <text:s text:c="2"/>(double)значение <text:s/>- приводят значение к соответствующему типу.<text:bookmark-end text:name="__DdeLink__652_918295005"/></text:p>
        <text:h text:style-name="P9" text:outline-level="3"><text:bookmark-start text:name="__DdeLink__626_918295005"/>+ и += для String<text:bookmark-end text:name="__DdeLink__626_918295005"/></text:h>
        <text:p text:style-name="P3"><text:bookmark-start text:name="__DdeLink__654_918295005"/>+ и += для String <text:s/>объединяют строки<text:bookmark-end text:name="__DdeLink__654_918295005"/></text:p>
        <text:h text:style-name="P9" text:outline-level="3"><text:bookmark-start text:name="__DdeLink__628_918295005"/>Тернарный оператор<text:bookmark-end text:name="__DdeLink__628_918295005"/></text:h>
        <text:p text:style-name="P8"/>
        <text:p text:style-name="P3"><text:bookmark-start text:name="__DdeLink__656_918295005"/>условие <text:s text:c="2"/>? выражение1 : выражение2 <text:s text:c="2"/>если условие=true, то выполняется выражение1, если false, то выполняется выражение2.<text:bookmark-end text:name="__DdeLink__656_918295005"/></text:p>
        <text:h text:style-name="P5" text:outline-level="2">Управляющие конструкции</text:h>
        <text:h text:style-name="P9" text:outline-level="3"><text:bookmark-start text:name="__DdeLink__658_918295005"/>if else<text:bookmark-end text:name="__DdeLink__658_918295005"/></text:h>
        <text:p text:style-name="P3"><text:bookmark-start text:name="__DdeLink__660_918295005"/>if (условие)<text:bookmark-end text:name="__DdeLink__660_918295005"/></text:p>
        <text:p text:style-name="P3">else if(условие)</text:p>
        <text:p text:style-name="P3">else</text:p>
        <text:h text:style-name="P9" text:outline-level="3"><text:bookmark-start text:name="__DdeLink__662_918295005"/>switch<text:bookmark-end text:name="__DdeLink__662_918295005"/></text:h>
        <text:p text:style-name="P3"><text:bookmark-start text:name="__DdeLink__664_918295005"/>switch(i) <text:s/>//объявляем переменную<text:bookmark-end text:name="__DdeLink__664_918295005"/></text:p>
        <text:p text:style-name="P3">case 1: команда; break; //первое значение</text:p>
        <text:p text:style-name="P3">case 2: команда; break; //второе значение</text:p>
        <text:p text:style-name="P3"><text:tab/>//...</text:p>
        <text:p text:style-name="P3">default: команда: //для неопределенных значений</text:p>
        <text:p text:style-name="P3">Если нет команды break, выполняется следующая команда</text:p>
        <text:h text:style-name="P9" text:outline-level="3"><text:bookmark-start text:name="__DdeLink__666_918295005"/>Циклы<text:bookmark-end text:name="__DdeLink__666_918295005"/> </text:h>
        <text:p text:style-name="P3">f<text:bookmark-start text:name="__DdeLink__668_918295005"/>or(инициализация; логическое выражение; шаг) <text:s/>выполняется пока логическое выражение верно. Оператор запятая позволяет определить несколько переменных и управляющих выражений, но только одного типа. for(int i =1, j =i +10; i &lt; 5; i++, j = i *2)<text:bookmark-end text:name="__DdeLink__668_918295005"/></text:p>
        <text:p text:style-name="P3">while(логическое выражение){команды} <text:s/>выполняется если логическое выражение true</text:p>
        <text:p text:style-name="P3"><text:bookmark-start text:name="__DdeLink__747_1847885370"/><text:bookmark-start text:name="__DdeLink__744_1847885370"/>do{команды}while(логическое выражение)<text:bookmark-end text:name="__DdeLink__744_1847885370"/> выполняется один раз, если логическое выражение true, повторяет цикл</text:p>
        <text:h text:style-name="P5" text:outline-level="2">Массивы</text:h>
        <text:p text:style-name="P3"><text:bookmark-start text:name="__DdeLink__1268_1537049815"/>Массив — последовательность объектов или примитивов, относящихся к одному типу, которая обозначается одним идентификатором.<text:bookmark-end text:name="__DdeLink__1268_1537049815"/></text:p>
        <text:p text:style-name="P3">Определение int[] имя <text:s text:c="3"/>или int имя[]</text:p>
        <text:p text:style-name="P3">Инициализация в точке определения массива int[]имя = {1, 2, 3, 4, 5}</text:p>
        <text:p text:style-name="P3">Универсальная инициализация Integert[]имя = new Integer{1, 2, 3, 4, 5}</text:p>
        <text:p text:style-name="P3">Если присвоить один объект другому a1 = a2, то оба массива будут ссылками на один объект</text:p>
        <text:p text:style-name="P3">Нумерация элементов начинается с нуля, последний элемент <text:s/>- length-1</text:p>
        <text:p text:style-name="P3">Arrays.toString(массив) <text:s/>массив в строку</text:p>
        <text:p text:style-name="P3">Список аргументов переменной длины — имяМетода(типДанных... имяМассива){...} . Аналогично — имяМетода( типДанных[] имяМассива)</text:p>
        <text:p text:style-name="P3">Выполнение метода: примитивными типами имяМетода(переменная1, переменная2, переменная3 ) <text:s/>, с массивом строк имяМетода(new String[]{переменная1, переменная2, переменная3}) <text:s/>либо заранее инициализированный массив</text:p>
        <text:p text:style-name="P8"/>
        <text:h text:style-name="P5" text:outline-level="2">Контейнеры</text:h>
        <text:h text:style-name="P9" text:outline-level="3">Listview</text:h>
        <text:h text:style-name="P5" text:outline-level="2">String</text:h>
        <text:h text:style-name="P5" text:outline-level="2"><text:bookmark-start text:name="__DdeLink__1272_1537049815"/>Запуск программы из командной строки<text:bookmark-end text:name="__DdeLink__1272_1537049815"/></text:h>
        <text:p text:style-name="P3"><text:bookmark-start text:name="__DdeLink__1270_1537049815"/>javac -d bin путь к исходнику . -d — папка для бинарников -sourcepath папка, где находятся все исходники (./src)<text:bookmark-end text:name="__DdeLink__1270_1537049815"/></text:p>
        <text:p text:style-name="P3">java -classpath ./bin <text:s/>имя программы(например. com.company.Main) <text:s/>аргументы вконце команды без всяких знаков припинания</text:p>
        <text:p text:style-name="P3">-cp = -classpath</text:p>
        <text:h text:style-name="P5" text:outline-level="2"><text:bookmark-start text:name="__DdeLink__1266_1537049815"/><text:bookmark-start text:name="__DdeLink__1276_1537049815"/>Пакеты и библиотеки<text:bookmark-end text:name="__DdeLink__1266_1537049815"/></text:h>
        <text:p text:style-name="P3"><text:bookmark-start text:name="__DdeLink__1274_1537049815"/>Пакет содержит группу классов, объедененных в одном пространстве имен. например com.company.package<text:bookmark-end text:name="__DdeLink__1274_1537049815"/></text:p>
        <text:p text:style-name="P3">Файл с исходным кодом или компилируемый модуль — файл с раширением .java.</text:p>
        <text:p text:style-name="P3">Каждый класс компилируется в отдельный файл .class</text:p>
        <text:p text:style-name="P3">Настроить PATHCLASS проекта: Project Structure =&gt; Modules =&gt; +</text:p>
        <text:p text:style-name="P8"/>
        <text:p text:style-name="P8"/>
        <text:h text:style-name="P2" text:outline-level="1">Android</text:h>
        <text:h text:style-name="P5" text:outline-level="2"><text:bookmark-start text:name="__DdeLink__1048_589247685"/>Основные элементы интерфейса<text:bookmark-end text:name="__DdeLink__1048_589247685"/></text:h>
        <text:h text:style-name="P9" text:outline-level="3"><text:bookmark-start text:name="__DdeLink__1050_589247685"/>TextView<text:bookmark-end text:name="__DdeLink__1050_589247685"/></text:h>
        <text:p text:style-name="P3"><text:bookmark-start text:name="__DdeLink__1052_589247685"/>Создание в layout:<text:bookmark-end text:name="__DdeLink__1052_589247685"/></text:p>
        <text:p text:style-name="P3">&lt;TextView</text:p>
        <text:p text:style-name="P3">        android:layout_width="wrap_content"</text:p>
        <text:p text:style-name="P3">        android:layout_height="wrap_content"</text:p>
        <text:p text:style-name="P3">        android:text="текст" <text:s/>// или ссылка на ресурс string <text:span text:style-name="T4">@string/имя string</text:span></text:p>
        <text:p text:style-name="P3">        &gt;/</text:p>
        <text:p text:style-name="P3"><text:bookmark-start text:name="__DdeLink__1054_589247685"/>Создание в активности:<text:bookmark-end text:name="__DdeLink__1054_589247685"/></text:p>
        <text:p text:style-name="P3">LinearLayout linearLayout = new LinearLayout(this);</text:p>
        <text:p text:style-name="P3">TextView textView1 = new TextView(this);</text:p>
        <text:p text:style-name="P3">textView1.setText("текст или ссылка на ресурс");</text:p>
        <text:p text:style-name="P3">textView1.setLayoutParams(layoutParams);</text:p>
        <text:p text:style-name="P3">linearLayout.addView(textView1);</text:p>
        <text:p text:style-name="P3">setContentView(linearLayout);</text:p>
        <text:p text:style-name="P8"/>
        <text:p text:style-name="P8"/>
        <text:h text:style-name="P5" text:outline-level="2"><text:bookmark-start text:name="__DdeLink__1058_589247685"/>Адаптеры и списки<text:bookmark-end text:name="__DdeLink__1058_589247685"/></text:h>
        <text:p text:style-name="P3"><text:bookmark-start text:name="__DdeLink__1056_589247685"/>Списки являются наследниками класса android.widget.AdapterView<text:bookmark-end text:name="__DdeLink__1056_589247685"/></text:p>
        <text:h text:style-name="P9" text:outline-level="3">ListView </text:h>
        <text:p text:style-name="P3"><text:bookmark-start text:name="__DdeLink__1060_589247685"/>Представление массива переменных в виде списка<text:bookmark-end text:name="__DdeLink__1060_589247685"/></text:p>
        <text:p text:style-name="P3">Варианты создания:</text:p>
        <text:p text:style-name="P3">1. Размещение массива в файле разметки </text:p>
        <text:p text:style-name="P3"><text:bookmark-start text:name="__DdeLink__1062_589247685"/>LAYOUT<text:bookmark-end text:name="__DdeLink__1062_589247685"/></text:p>
        <text:p text:style-name="P3">&lt;ListView <text:s/></text:p>
        <text:p text:style-name="P3"><text:tab/>android:id="@+id/nameList" \\определяем ListView</text:p>
        <text:p text:style-name="P3"><text:tab/>android:entries="@+id/nameMassive" \\ ссылка на ресурс массива</text:p>
        <text:p text:style-name="P3">/&gt;</text:p>
        <text:p text:style-name="P3">VALUES</text:p>
        <text:p text:style-name="P3">&lt;string-array name="@array/nameMassive"&gt;</text:p>
        <text:p text:style-name="P3"> <text:s text:c="2"/>&lt;item&gt;item1&lt;/item&gt;</text:p>
        <text:p text:style-name="P3"> <text:s text:c="2"/>&lt;item&gt;item2&lt;/item&gt;</text:p>
        <text:p text:style-name="P3"> <text:s text:c="2"/>&lt;item&gt;item3&lt;/item&gt;</text:p>
        <text:p text:style-name="P3">&lt;/string-array&gt;</text:p>
        <text:p text:style-name="P3"/>
        <text:p text:style-name="P3"><text:bookmark-start text:name="__DdeLink__1064_589247685"/>2. Размещение массива в коде<text:bookmark-end text:name="__DdeLink__1064_589247685"/></text:p>
        <text:p text:style-name="P3">LAYOUT</text:p>
        <text:p text:style-name="P3">&lt;ListView <text:s/></text:p>
        <text:p text:style-name="P3"><text:tab/>android:id="@+id/nameList" \\определяем ListView</text:p>
        <text:p text:style-name="P3">/&gt;</text:p>
        <text:p text:style-name="P3"/>
        <text:p text:style-name="P3">В активности:</text:p>
        <text:p text:style-name="P3">String[] nameMassive = { "item1", "item2", "item3"};</text:p>
        <text:p text:style-name="P3">ListView имя = (ListView) findViewById(R.id.nameList); <text:s/>//получаем элемент ListView из файла разметки </text:p>
        <text:p text:style-name="P3">ArrayAdapter&lt;String&gt; adapter = new ArrayAdapter(this, android.R.layout.simple_list_item_1, countries); // создаем адаптер и подключаем массив</text:p>
        <text:p text:style-name="P3"><text:span text:style-name="Source-Text-text-text">имя.setAdapter(adapter);</text:span></text:p>
        <text:h text:style-name="P5" text:outline-level="2">Ресурсы</text:h>
        <text:p text:style-name="P3"><text:bookmark-start text:name="__DdeLink__1021_1855828176"/>Обращение к ресурсам из активности:<text:bookmark-end text:name="__DdeLink__1021_1855828176"/></text:p>
        <text:p text:style-name="P3">String application_name =  getResources().getString(R.string.app_name);</text:p>
        <text:p text:style-name="P3">Массив строк:</text:p>
        <text:p text:style-name="P3">&lt;string-array name="Имя"&gt;</text:p>
        <text:p text:style-name="P3"> <text:s text:c="2"/>&lt;item&gt;имя&lt;/item&gt;</text:p>
        <text:p text:style-name="P3"> <text:s text:c="2"/></text:p>
        <text:p text:style-name="P3">&lt;/string-array&gt;</text:p>
        <text:p text:style-name="P8"/>
        <text:p text:style-name="P8"/>
        <text:h text:style-name="P5" text:outline-level="2">Activity</text:h>
        <text:h text:style-name="P9" text:outline-level="3"><text:bookmark-start text:name="__DdeLink__1023_1855828176"/>Передача данных между активностями<text:bookmark-end text:name="__DdeLink__1023_1855828176"/></text:h>
        <text:p text:style-name="P3"><text:bookmark-start text:name="__DdeLink__1027_1855828176"/>Для передачи данных применяется метод putExtra(), который в качестве значения позволяет передать данные простейших типов - String, int, float, double, long, short, byte, char, массивы этих типов, либо объект интерфейса Serializable:<text:bookmark-end text:name="__DdeLink__1027_1855828176"/></text:p>
        <text:p text:style-name="P3">intent.putExtra("ключ", значение);</text:p>
        <text:p text:style-name="P3">Чтобы получить отправленные данные при загрузке SecondActivity, можно воспользоваться методом get(), в который передается ключ объекта:</text:p>
        <text:p text:style-name="P3"><text:bookmark-start text:name="__DdeLink__633_918295005"/>Bundle ИмяОбъектаBundle = getIntent().getExtras();<text:bookmark-end text:name="__DdeLink__633_918295005"/></text:p>
        <text:p text:style-name="P3">переменная <text:bookmark-start text:name="__DdeLink__635_918295005"/>= ИмяОбъектаBundle.get("ключ"<text:span text:style-name="Source-Text-text-text">)</text:span><text:bookmark-end text:name="__DdeLink__1027_1855828176"/></text:p>
        <text:p text:style-name="P8"/>
        <text:p text:style-name="P8"/>
        <text:h text:style-name="P2" text:outline-level="1">Git</text:h>
        <text:h text:style-name="P5" text:outline-level="2">Настройка</text:h>
        <text:h text:style-name="P9" text:outline-level="3"><text:bookmark-start text:name="__DdeLink__1031_1855828176"/>Основа<text:bookmark-end text:name="__DdeLink__1031_1855828176"/></text:h>
        <text:p text:style-name="P3"><text:bookmark-start text:name="__DdeLink__1029_1855828176"/>.git/config файл настройки с секциями [core], [user] и .т.д. подсекциями [diff "png']<text:bookmark-end text:name="__DdeLink__1029_1855828176"/></text:p>
        <text:p text:style-name="P3">уровни настроек --global (в домашней директории) --system <text:s/>--local</text:p>
        <text:p text:style-name="P3">git config user.name "имя пользователя"</text:p>
        <text:p text:style-name="P3">git config user.email "почта"</text:p>
        <text:p text:style-name="P3">git config --list <text:s/>вывести все настройки</text:p>
        <text:p text:style-name="P3">git config --unset удалить параметр</text:p>
        <text:p text:style-name="P3">git config --remove-section удалить определенную секцию</text:p>
        <text:p text:style-name="P3">get help команда </text:p>
        <text:p text:style-name="P3">git config --edit <text:s/>или -e открыть файл настроек в редакторе </text:p>
        <text:p text:style-name="P3">git config --global core.editor настройка редактора для файлов настроек</text:p>
        <text:p text:style-name="P3">git config --global alias.c config <text:s/>назначить автозамену "config" на "с"</text:p>
        <text:p text:style-name="P3">… alias.c '!команда1; команда2;' <text:s text:c="4"/>автозамена "c" на несколько команд</text:p>
        <text:p text:style-name="P3">git config include.path <text:s text:c="2"/>подключить доп. файл настроек, --add добавить не затирая старую настройку</text:p>
        <text:h text:style-name="P9" text:outline-level="3">Типы файлов и переносы строк</text:h>
        <text:p text:style-name="P3"><text:bookmark-start text:name="__DdeLink__1041_1855828176"/>core.autocrlf настройка переноса строки в текстовых файлах. True — Windows (файл сохраняется в юникс-кодировке, при открытии переводится в Windows кодировку), input — Unix ( файл сохраняется и открывается в юникс-кодировке), false — не менять кодировку <text:s text:c="2"/><text:bookmark-end text:name="__DdeLink__1041_1855828176"/></text:p>
        <text:p text:style-name="P3">&lt;project&gt;/.gitattributes или &lt;project&gt;/.git/info/attrebutes /etc/gitattributes правила по которым гит определяет типы файлов</text:p>
        <text:p text:style-name="P3">*text =auto <text:s/>git определяет тип файла по содержимому</text:p>
        <text:p text:style-name="P3">*.html text <text:s text:c="4"/>текстовый файл</text:p>
        <text:p text:style-name="P3">*.gif -text <text:s text:c="4"/>или .gif <text:s/>binary бинарный</text:p>
        <text:p text:style-name="P3">*sln text eol=crlf <text:s text:c="2"/>настройка переноса строк</text:p>
        <text:p text:style-name="P3">git help attributes справка</text:p>
        <text:p text:style-name="P8"/>
        <text:h text:style-name="P9" text:outline-level="3">.gitignore</text:h>
        <text:p text:style-name="P3"><text:bookmark-start text:name="__DdeLink__1043_1855828176"/>Папки и директории, которые git игнорирует, читается последовательно<text:bookmark-end text:name="__DdeLink__1043_1855828176"/></text:p>
        <text:p text:style-name="P3">.DS_Store</text:p>
        <text:p text:style-name="P3">*.log шаблон</text:p>
        <text:p text:style-name="P3">*.py[co] <text:s text:c="2"/>это *.pyc или *.pyo</text:p>
        <text:p text:style-name="P3">migrate-201[5-7] <text:s/>это migrate-2015 <text:s/>migrate-2016 migrate-2017</text:p>
        <text:p text:style-name="P3">? <text:s/>один произвольный символ</text:p>
        <text:p text:style-name="P3">* множество символов, но не слеш</text:p>
        <text:p text:style-name="P3">/*/ любая вложенная папка</text:p>
        <text:p text:style-name="P3">/**/ несколько втожений</text:p>
        <text:p text:style-name="P3">! отменяет исключение</text:p>
        <text:p text:style-name="P3">build/ <text:s/>любая папка build в проекте</text:p>
        <text:p text:style-name="P3">Если слеш находтся не в конце шаблон читается как основной путь от места расположения .gitignore</text:p>
        <text:p text:style-name="P3">/build/ <text:s text:c="3"/>папка в корне</text:p>
        <text:p text:style-name="P3">secret/key <text:s/>или /secret/key путь от корня</text:p>
        <text:p text:style-name="P3">doc/*.html файлы в директории doc которая в корне</text:p>
        <text:p text:style-name="P3"/>
        <text:p text:style-name="P3"><text:bookmark-start text:name="__DdeLink__1045_1855828176"/>Не работает, так как git не узнает о существовании файла packages.xml:<text:bookmark-end text:name="__DdeLink__1045_1855828176"/></text:p>
        <text:p text:style-name="P3">/install/</text:p>
        <text:p text:style-name="P3">!install/packages.xml</text:p>
        <text:p text:style-name="P3">Правильно</text:p>
        <text:p text:style-name="P3">/install/*</text:p>
        <text:p text:style-name="P3">!install/packages.xml</text:p>
        <text:p text:style-name="P3"/>
        <text:p text:style-name="P3">git check-ignore - v путь <text:s text:c="4"/>проверка исключений </text:p>
        <text:p text:style-name="P3"/>
        <text:p text:style-name="P3">Возможные местоположения исключений</text:p>
        <text:p text:style-name="P3">&lt;project&gt;/.../.gitignore</text:p>
        <text:p text:style-name="P3">&lt;project&gt;/.git/infj/excludes</text:p>
        <text:p text:style-name="P3">config: core.exludeFile</text:p>
        <text:h text:style-name="P5" text:outline-level="2"><text:bookmark-start text:name="__DdeLink__1033_1855828176"/>Создание репозитория и коммиты<text:bookmark-end text:name="__DdeLink__1033_1855828176"/></text:h>
        <text:p text:style-name="P3"><text:bookmark-start text:name="__DdeLink__1048_1855828176"/>Рабочая директория, index — список файлов отслеживаемых git и промежуточное хранилище, репазиторий <text:bookmark-end text:name="__DdeLink__1048_1855828176"/></text:p>
        <text:p text:style-name="P3">git init создает папку .git</text:p>
        <text:p text:style-name="P3">git status информация о статусе файлов проекта</text:p>
        <text:p text:style-name="P3">git add файл <text:s text:c="3"/>проиндексировать файл. git add . <text:s text:c="2"/>добавить все. -f добавить игнорируемый файл. -p спрашивать про каждое изменение</text:p>
        <text:p text:style-name="P3">git commit закоммитить проиндексированные файлы (--author='имя &lt;email&gt;' <text:s/>отдельно указать автора <text:s/>--date авторская дата)</text:p>
        <text:p text:style-name="P3">git show посмотреть текущий коммит</text:p>
        <text:p text:style-name="P3">git reset HEAD файл <text:s text:c="4"/>отменить индексацию</text:p>
        <text:p text:style-name="P3"/>
        <text:p text:style-name="P3">Закачать коммит на github:</text:p>
        <text:p text:style-name="P3">git remote add origin <text:a xlink:href="https://github.com/.../*.git">https://github.com/.../*.git</text:a> </text:p>
        <text:p text:style-name="P3">git push -u origin master</text:p>
        <text:p text:style-name="P8"/>
        <text:p text:style-name="P10"/>
        <text:p text:style-name="P4"/>
        <text:table-of-content text:protected="true" text:name="Table of Contents 1">
          <text:table-of-content-source text:outline-level="4">
            <text:index-title-template text:style-name="Contents-Heading">Table of Contents</text:index-title-template>
            <text:table-of-content-entry-template text:outline-level="1" text:style-name="Contents-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-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-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-4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name="Table of Contents 1">
              <text:p text:style-name="Contents-Heading">Table of Contents</text:p>
            </text:index-title>
            <text:p text:style-name="Contents-1">Теория</text:p>
            <text:p text:style-name="Contents-1">Практика</text:p>
            <text:p text:style-name="Contents-2">Примитивные типы</text:p>
            <text:p text:style-name="Contents-2">Синтаксис классов и методов</text:p>
            <text:p text:style-name="Contents-3">Базовые вещи </text:p>
            <text:p text:style-name="Contents-3">Инициализация и завершение</text:p>
            <text:p text:style-name="Contents-3">Перегрузка методов</text:p>
            <text:p text:style-name="Contents-3">This, new</text:p>
            <text:p text:style-name="Contents-3">Finalize()</text:p>
            <text:p text:style-name="Contents-3">Перечисления</text:p>
            <text:p text:style-name="Contents-3">Повторное использование классов</text:p>
            <text:p text:style-name="Contents-3">Спецификаторы доступа</text:p>
            <text:p text:style-name="Contents-2">Библиотечные объекты и методы</text:p>
            <text:p text:style-name="Contents-2">Литераторы и экспоненциальная запись</text:p>
            <text:p text:style-name="Contents-2">Внутренние классы</text:p>
            <text:p text:style-name="Contents-3"/>
            <text:p text:style-name="Contents-3"/>
            <text:p text:style-name="Contents-2">Операторы</text:p>
            <text:p text:style-name="Contents-3">Присваивание</text:p>
            <text:p text:style-name="Contents-3">Математические операторы.</text:p>
            <text:p text:style-name="Contents-3">Операторы сравнения</text:p>
            <text:p text:style-name="Contents-3">Логические операторы</text:p>
            <text:p text:style-name="Contents-3">Поразрядные операторы</text:p>
            <text:p text:style-name="Contents-3">Операторы сдвига</text:p>
            <text:p text:style-name="Contents-3">Операторы приведения</text:p>
            <text:p text:style-name="Contents-3">+ и += для String</text:p>
            <text:p text:style-name="Contents-3">Тернарный оператор</text:p>
            <text:p text:style-name="Contents-2">Управляющие конструкции</text:p>
            <text:p text:style-name="Contents-3">if else</text:p>
            <text:p text:style-name="Contents-3">switch</text:p>
            <text:p text:style-name="Contents-3">Циклы </text:p>
            <text:p text:style-name="Contents-2">Массивы</text:p>
            <text:p text:style-name="Contents-2">Контейнеры</text:p>
            <text:p text:style-name="Contents-3">Listview</text:p>
            <text:p text:style-name="Contents-2">String</text:p>
            <text:p text:style-name="Contents-2">Запуск программы из командной строки</text:p>
            <text:p text:style-name="Contents-2">Пакеты и библиотеки</text:p>
            <text:p text:style-name="Contents-1">Android</text:p>
            <text:p text:style-name="Contents-2">Основные элементы интерфейса</text:p>
            <text:p text:style-name="Contents-3">TextView</text:p>
            <text:p text:style-name="Contents-2">Адаптеры и списки</text:p>
            <text:p text:style-name="Contents-3">ListView </text:p>
            <text:p text:style-name="Contents-2">Ресурсы</text:p>
            <text:p text:style-name="Contents-2">Activity</text:p>
            <text:p text:style-name="Contents-3">Передача данных между активностями</text:p>
            <text:p text:style-name="Contents-1">Git</text:p>
            <text:p text:style-name="Contents-2">Настройка</text:p>
            <text:p text:style-name="Contents-3">Основа</text:p>
            <text:p text:style-name="Contents-3">Типы файлов и переносы строк</text:p>
            <text:p text:style-name="Contents-3">.gitignore</text:p>
            <text:p text:style-name="Contents-2">Создание репозитория и коммиты</text:p>
          </text:index-body>
        </text:table-of-content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mo" svg:font-family="Arimo"/>
    <style:font-face style:name="Bitstream Vera Sans Mono" svg:font-family="Bitstream Vera Sans Mono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Source-Text-text-text" style:display-name="Source Text_text_text" style:next-style-name="Source-Text-text-text">
      <style:text-properties style:font-name="Bitstream Vera Sans Mono"/>
    </style:style>
    <style:style style:family="text" style:name="Internet-link-text-text" style:display-name="Internet link_text_text" style:next-style-name="Internet-link-text-text">
      <style:text-properties fo:color="#000080" style:text-underline-type="single"/>
    </style: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text-indent="0in" fo:margin-left="0.8598in" fo:margin-right="0in" fo:margin-top="0in" fo:margin-bottom="0.0835in"/>
    </style:style>
    <style:style style:family="paragraph" style:name="First-line-indent" style:display-name="First line indent" style:parent-style-name="Text-body" style:next-style-name="First-line-indent">
      <style:paragraph-properties fo:text-indent="0.1965in" fo:margin-left="0in" fo:margin-right="0in"/>
    </style:style>
    <style:style style:family="paragraph" style:name="Normal" style:display-name="Normal"/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ontents-Heading" style:display-name="Contents Heading" style:parent-style-name="Heading" style:next-style-name="Contents-Heading">
      <style:paragraph-properties fo:text-indent="0in" fo:margin-left="0in" fo:margin-right="0in"/>
      <style:text-properties fo:font-size="16pt" fo:font-weight="bold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1" style:display-name="Contents 1" style:parent-style-name="Normal" style:next-style-name="Contents-1">
      <style:paragraph-properties fo:text-indent="0in" fo:margin-left="0in" fo:margin-right="0in">
        <style:tab-stops>
          <style:tab-stop style:type="right" style:position="6.924306in" style:leader-style="dotted" style:leader-text="."/>
        </style:tab-stops>
      </style:paragraph-properties>
    </style:style>
    <style:style style:family="paragraph" style:name="Heading-1" style:display-name="Heading 1" style:parent-style-name="Heading" style:next-style-name="Text-body">
      <style:text-properties fo:font-size="16pt" fo:font-weight="bold"/>
    </style:style>
    <style:style style:family="paragraph" style:name="Heading-2" style:display-name="Heading 2" style:parent-style-name="Heading" style:next-style-name="Text-body">
      <style:paragraph-properties fo:text-indent="-0.3in" fo:margin-left="0.5201in" fo:margin-right="0in"/>
      <style:text-properties fo:font-size="14pt" fo:font-style="italic" fo:font-weight="bold"/>
    </style:style>
    <style:style style:family="paragraph" style:name="Heading-3" style:display-name="Heading 3" style:parent-style-name="Heading" style:next-style-name="Text-body">
      <style:paragraph-properties fo:text-indent="-0.3in" fo:margin-left="0.9598in" fo:margin-right="0in" fo:margin-top="0.1902in" fo:margin-bottom="0.0799in">
        <style:tab-stops>
          <style:tab-stop style:type="left" style:position="3.000000in"/>
        </style:tab-stops>
      </style:paragraph-properties>
      <style:text-properties fo:font-size="14pt" fo:font-weight="bold"/>
    </style:style>
    <style:style style:family="paragraph" style:name="Contents-3" style:display-name="Contents 3" style:parent-style-name="Normal" style:next-style-name="Contents-3">
      <style:paragraph-properties fo:text-indent="0in" fo:margin-left="0.3929in" fo:margin-right="0in">
        <style:tab-stops>
          <style:tab-stop style:type="right" style:position="6.531250in" style:leader-style="dotted" style:leader-text="."/>
        </style:tab-stops>
      </style:paragraph-properties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mo" fo:font-size="14pt"/>
    </style:style>
    <style:style style:family="paragraph" style:name="Contents-2" style:display-name="Contents 2" style:parent-style-name="Normal" style:next-style-name="Contents-2">
      <style:paragraph-properties fo:text-indent="0in" fo:margin-left="0.1965in" fo:margin-right="0in">
        <style:tab-stops>
          <style:tab-stop style:type="right" style:position="6.727778in" style:leader-style="dotted" style:leader-text="."/>
        </style:tab-stops>
      </style:paragraph-properties>
    </style:style>
    <style:style style:family="paragraph" style:name="Gotovo" style:display-name="Gotovo" style:parent-style-name="Text-body" style:next-style-name="Gotovo">
      <style:text-properties fo:color="#314004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Preformatted-Text" style:display-name="Preformatted Text" style:parent-style-name="Normal" style:next-style-name="Preformatted-Text">
      <style:paragraph-properties fo:margin-top="0in" fo:margin-bottom="0in"/>
      <style:text-properties style:font-name="Bitstream Vera Sans Mono" fo:font-size="10pt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2019-10-03T12:28:46</meta:creation-date>
    <dc:date>Tue Nov 19 12:41:30 2019
</dc:date>
  </office:meta>
</office:document-meta>
</file>